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0a2ba" officeooo:paragraph-rsid="0010a2ba"/>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Standard">
      <style:text-properties officeooo:rsid="0010a2ba" officeooo:paragraph-rsid="0010a2ba"/>
    </style:style>
    <style:style style:name="P5" style:family="paragraph" style:parent-style-name="Text_20_body">
      <style:text-properties officeooo:paragraph-rsid="001213b3"/>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2"/>
    <style:style style:name="P8" style:family="paragraph" style:parent-style-name="Text_20_body">
      <style:paragraph-properties fo:text-align="center" style:justify-single-word="false"/>
      <style:text-properties fo:font-weight="bold" style:font-weight-asian="bold" style:font-weight-complex="bold"/>
    </style:style>
    <style:style style:name="P9" style:family="paragraph" style:parent-style-name="Text_20_body">
      <style:text-properties officeooo:rsid="0010a2ba" officeooo:paragraph-rsid="0010a2ba"/>
    </style:style>
    <style:style style:name="T1" style:family="text">
      <style:text-properties officeooo:rsid="0010a2ba"/>
    </style:style>
    <style:style style:name="T2" style:family="text">
      <style:text-properties officeooo:rsid="001213b3"/>
    </style:style>
    <style:style style:name="T3" style:family="text">
      <style:text-properties fo:font-weight="bold" officeooo:rsid="001213b3"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Exercice : Création d'un formulaire d'inscription avec validation et redirection</text:span></text:h>
      <text:h text:style-name="Heading_20_4" text:outline-level="4"><text:span text:style-name="Strong_20_Emphasis">Objectif :</text:span></text:h>
      <text:p text:style-name="Text_20_body">Vous allez créer une page web contenant un formulaire d'inscription. Ce formulaire devra être validé en JavaScript avant d'autoriser l'envoi des informations et la redirection vers une autre page en cas de succès.</text:p>
      <text:p text:style-name="Horizontal_20_Line"/>
      <text:h text:style-name="Heading_20_3" text:outline-level="3"><text:span text:style-name="Strong_20_Emphasis">Consignes :</text:span></text:h>
      <text:list text:style-name="L1">
        <text:list-item>
          <text:p text:style-name="P2"><text:span text:style-name="Strong_20_Emphasis">Création du formulaire (HTML)</text:span></text:p>
          <text:list>
            <text:list-item>
              <text:p text:style-name="P3">Créez un formulaire contenant les champs suivants :</text:p>
              <text:list>
                <text:list-item>
                  <text:p text:style-name="P3">Nom (obligatoire)</text:p>
                </text:list-item>
                <text:list-item>
                  <text:p text:style-name="P3">Prénom (obligatoire)</text:p>
                </text:list-item>
                <text:list-item>
                  <text:p text:style-name="P3">Email (doit contenir "@" et ".")</text:p>
                </text:list-item>
                <text:list-item>
                  <text:p text:style-name="P3">Âge (entre 16 et 50 ans)</text:p>
                </text:list-item>
                <text:list-item>
                  <text:p text:style-name="P3">Pays (sélection obligatoire entre Belgique, Luxembourg ou France)</text:p>
                </text:list-item>
                <text:list-item>
                  <text:p text:style-name="P3">Deviner un chiffre entre 0 et 10 (le chiffre gagnant est <text:span text:style-name="Strong_20_Emphasis">8</text:span>)</text:p>
                </text:list-item>
              </text:list>
            </text:list-item>
            <text:list-item>
              <text:p text:style-name="P3">Ajoutez un bouton "S'inscrire".</text:p>
            </text:list-item>
          </text:list>
        </text:list-item>
        <text:list-item>
          <text:p text:style-name="P2"><text:span text:style-name="Strong_20_Emphasis">Mise en forme (CSS)</text:span></text:p>
          <text:list>
            <text:list-item>
              <text:p text:style-name="P3">Appliquez le fichier CSS suivant (fourni en ressource) pour styliser votre formulaire et l'afficher correctement sur la page.</text:p>
            </text:list-item>
            <text:list-item>
              <text:p text:style-name="P3">Assurez-vous que le formulaire s'affiche bien au centre de la page.</text:p>
            </text:list-item>
          </text:list>
        </text:list-item>
        <text:list-item>
          <text:p text:style-name="P2"><text:span text:style-name="Strong_20_Emphasis">Validation du formulaire (JavaScript)</text:span></text:p>
          <text:list>
            <text:list-item>
              <text:p text:style-name="P3">Vérifiez que tous les champs obligatoires sont bien remplis.</text:p>
            </text:list-item>
            <text:list-item>
              <text:p text:style-name="P3">Affichez une <text:span text:style-name="Strong_20_Emphasis">alerte</text:span> en cas d'erreur (ex. "Email invalide", "Âge hors limite", "Pays non sélectionné", etc.).</text:p>
            </text:list-item>
            <text:list-item>
              <text:p text:style-name="P3">Si toutes les conditions sont respectées et que l'utilisateur a deviné <text:span text:style-name="Strong_20_Emphasis">8</text:span>, redirigez-le vers une page de succès.</text:p>
            </text:list-item>
          </text:list>
        </text:list-item>
        <text:list-item>
          <text:p text:style-name="P2"><text:span text:style-name="Strong_20_Emphasis">Redirection</text:span></text:p>
          <text:list>
            <text:list-item>
              <text:p text:style-name="P3">Si l'utilisateur a tout rempli correctement et a trouvé le bon chiffre, il doit être redirigé vers la page <text:span text:style-name="T1">d’accueil de votre site de préfo ou votre portfolio si vous en avez.</text:span></text:p>
            </text:list-item>
            <text:list-item>
              <text:p text:style-name="P2">Sinon, il doit voir une alerte lui indiquant son erreur.</text:p>
            </text:list-item>
          </text:list>
        </text:list-item>
      </text:list>
      <text:p text:style-name="P4">-------------------------------------------</text:p>
      <text:h text:style-name="P1" text:outline-level="3"><text:span text:style-name="Strong_20_Emphasis">Critères d'évaluation :</text:span></text:h>
      <text:p text:style-name="P5">✅ Le formulaire est bien structuré en HTML.<text:line-break/>✅ Le CSS est appliqué correctement pour styliser le formulaire.<text:line-break/>✅ Les validations en JavaScript fonctionnent comme attendu.<text:line-break/>✅ Les alertes s'affichent en cas d'erreur.<text:line-break/>✅ La redirection s'effectue uniquement en cas de réussite.</text:p>
      <text:p text:style-name="P5"><text:span text:style-name="T2">(</text:span><text:span text:style-name="T3">NB : Utiliser que se qu’on a vue en cours svp</text:span><text:span text:style-name="T2">)</text:span></text:p>
      <text:p text:style-name="P4"><text:soft-page-break/></text:p>
      <text:h text:style-name="P1" text:outline-level="3"><text:span text:style-name="Strong_20_Emphasis">Aller plus loin (Bonus) :</text:span></text:h>
      <text:list text:style-name="L2">
        <text:list-item>
          <text:p text:style-name="P6">Ajouter une animation au bouton "S'inscrire" lors du survol.</text:p>
        </text:list-item>
        <text:list-item>
          <text:p text:style-name="P6">Afficher les erreurs en rouge sous chaque champ au lieu d'une alerte.</text:p>
        </text:list-item>
        <text:list-item>
          <text:p text:style-name="P7">Empêcher la soumission du formulaire avec la touche "Entrée".</text:p>
        </text:list-item>
      </text:list>
      <text:p text:style-name="P8">Bonne chance !</text:p>
      <text:p text:style-name="P4"/>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3T09:32:48.707702784</meta:creation-date>
    <dc:date>2025-02-13T14:31:09.154996184</dc:date>
    <meta:editing-duration>PT1H4M2S</meta:editing-duration>
    <meta:editing-cycles>4</meta:editing-cycles>
    <meta:generator>LibreOffice/24.8.4.2$Linux_X86_64 LibreOffice_project/480$Build-2</meta:generator>
    <meta:document-statistic meta:table-count="0" meta:image-count="0" meta:object-count="0" meta:page-count="2" meta:paragraph-count="32" meta:word-count="339" meta:character-count="2048" meta:non-whitespace-character-count="1763"/>
  </office:meta>
</office:document-meta>
</file>